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U times" table:style-name="ta1">
        <table:shapes>
          <draw:frame draw:z-index="0" draw:style-name="gr1" draw:text-style-name="P1" svg:width="18cm" svg:height="5cm" svg:x="15.674cm" svg:y="8.353cm">
            <draw:object draw:notify-on-update-of-ranges="'CPU times'.A20:'CPU times'.A22 'CPU times'.B19:'CPU times'.B19 'CPU times'.B20:'CPU times'.B22 'CPU times'.C19:'CPU times'.C19 'CPU times'.C20:'CPU times'.C22 'CPU times'.D19:'CPU times'.D19 'CPU times'.D20:'CPU times'.D22 'CPU times'.E19:'CPU times'.E19 'CPU times'.E20:'CPU times'.E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cm" svg:height="5cm" svg:x="15.534cm" svg:y="18.446cm">
            <draw:object draw:notify-on-update-of-ranges="'CPU times'.A43:'CPU times'.A45 'CPU times'.B42:'CPU times'.B42 'CPU times'.B43:'CPU times'.B45 'CPU times'.C42:'CPU times'.C42 'CPU times'.C43:'CPU times'.C45 'CPU times'.D42:'CPU times'.D42 'CPU times'.D43:'CPU times'.D45 'CPU times'.E42:'CPU times'.E42 'CPU times'.E43:'CPU times'.E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cm" svg:height="5cm" svg:x="15.258cm" svg:y="23.731cm">
            <draw:object draw:notify-on-update-of-ranges="'CPU times'.A55:'CPU times'.A57 'CPU times'.B54:'CPU times'.B54 'CPU times'.B55:'CPU times'.B57 'CPU times'.C54:'CPU times'.C54 'CPU times'.C55:'CPU times'.C57 'CPU times'.D54:'CPU times'.D54 'CPU times'.D55:'CPU times'.D57 'CPU times'.E54:'CPU times'.E54 'CPU times'.E55:'CPU times'.E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cm" svg:height="5cm" svg:x="15.451cm" svg:y="13.248cm">
            <draw:object draw:notify-on-update-of-ranges="'CPU times'.A31:'CPU times'.A33 'CPU times'.B29:'CPU times'.B30 'CPU times'.B31:'CPU times'.B33 'CPU times'.C29:'CPU times'.C30 'CPU times'.C31:'CPU times'.C33 'CPU times'.D29:'CPU times'.D30 'CPU times'.D31:'CPU times'.D33 'CPU times'.E29:'CPU times'.E30 'CPU times'.E31:'CPU times'.E3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8cm" svg:height="5cm" svg:x="4.715cm" svg:y="31.574cm">
            <draw:object draw:notify-on-update-of-ranges="'CPU times'.B65:'CPU times'.I65 'CPU times'.A66:'CPU times'.A66 'CPU times'.B66:'CPU times'.I66 'CPU times'.A67:'CPU times'.A67 'CPU times'.B67:'CPU times'.I67 'CPU times'.A68:'CPU times'.A68 'CPU times'.B68:'CPU times'.I68 'CPU times'.A69:'CPU times'.A69 'CPU times'.B69:'CPU times'.I6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cm" svg:height="5cm" svg:x="6.444cm" svg:y="40.74cm">
            <draw:object draw:notify-on-update-of-ranges="'CPU times'.A86:'CPU times'.A89 'CPU times'.B85:'CPU times'.B85 'CPU times'.B86:'CPU times'.B89 'CPU times'.C85:'CPU times'.C85 'CPU times'.C86:'CPU times'.C89 'CPU times'.D85:'CPU times'.D85 'CPU times'.D86:'CPU times'.D89 'CPU times'.E85:'CPU times'.E85 'CPU times'.E86:'CPU times'.E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8cm" svg:height="5cm" svg:x="21.302cm" svg:y="2.735cm">
            <draw:object draw:notify-on-update-of-ranges="'CPU times'.B9:'CPU times'.H9 'CPU times'.A10:'CPU times'.A10 'CPU times'.B10:'CPU times'.H10 'CPU times'.A11:'CPU times'.A11 'CPU times'.B11:'CPU times'.H11 'CPU times'.A12:'CPU times'.A12 'CPU times'.B12:'CPU times'.H12 'CPU times'.A13:'CPU times'.A13 'CPU times'.B13:'CPU times'.H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EASUREMENTS CPU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et&amp;ad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get&amp;set</text:p>
          </table:table-cell>
          <table:table-cell office:value-type="string" calcext:value-type="string">
            <text:p>C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0.068" calcext:value-type="float">
            <text:p>0.068</text:p>
          </table:table-cell>
          <table:table-cell office:value-type="float" office:value="2.112" calcext:value-type="float">
            <text:p>2.112</text:p>
          </table:table-cell>
          <table:table-cell office:value-type="float" office:value="11.012" calcext:value-type="float">
            <text:p>11.012</text:p>
          </table:table-cell>
          <table:table-cell office:value-type="float" office:value="8.855" calcext:value-type="float">
            <text:p>8.855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.315" calcext:value-type="float">
            <text:p>15.315</text:p>
          </table:table-cell>
          <table:table-cell office:value-type="float" office:value="17.11" calcext:value-type="float">
            <text:p>17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0.122" calcext:value-type="float">
            <text:p>0.122</text:p>
          </table:table-cell>
          <table:table-cell office:value-type="float" office:value="0.913" calcext:value-type="float">
            <text:p>0.913</text:p>
          </table:table-cell>
          <table:table-cell office:value-type="float" office:value="4.628" calcext:value-type="float">
            <text:p>4.628</text:p>
          </table:table-cell>
          <table:table-cell office:value-type="float" office:value="3.973" calcext:value-type="float">
            <text:p>3.973</text:p>
          </table:table-cell>
          <table:table-cell office:value-type="float" office:value="5.09" calcext:value-type="float">
            <text:p>5.09</text:p>
          </table:table-cell>
          <table:table-cell office:value-type="float" office:value="5.15" calcext:value-type="float">
            <text:p>5.15</text:p>
          </table:table-cell>
          <table:table-cell office:value-type="float" office:value="14.873" calcext:value-type="float">
            <text:p>14.8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0.065" calcext:value-type="float">
            <text:p>0.065</text:p>
          </table:table-cell>
          <table:table-cell office:value-type="float" office:value="1.113" calcext:value-type="float">
            <text:p>1.113</text:p>
          </table:table-cell>
          <table:table-cell office:value-type="float" office:value="7.878" calcext:value-type="float">
            <text:p>7.878</text:p>
          </table:table-cell>
          <table:table-cell office:value-type="float" office:value="10.887" calcext:value-type="float">
            <text:p>10.887</text:p>
          </table:table-cell>
          <table:table-cell office:value-type="float" office:value="6.535" calcext:value-type="float">
            <text:p>6.535</text:p>
          </table:table-cell>
          <table:table-cell office:value-type="float" office:value="6.343" calcext:value-type="float">
            <text:p>6.343</text:p>
          </table:table-cell>
          <table:table-cell office:value-type="float" office:value="7.718" calcext:value-type="float">
            <text:p>7.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0.353" calcext:value-type="float">
            <text:p>0.353</text:p>
          </table:table-cell>
          <table:table-cell office:value-type="float" office:value="3.853" calcext:value-type="float">
            <text:p>3.853</text:p>
          </table:table-cell>
          <table:table-cell office:value-type="float" office:value="11.223" calcext:value-type="float">
            <text:p>11.223</text:p>
          </table:table-cell>
          <table:table-cell office:value-type="float" office:value="7.178" calcext:value-type="float">
            <text:p>7.178</text:p>
          </table:table-cell>
          <table:table-cell office:value-type="float" office:value="11.368" calcext:value-type="float">
            <text:p>11.368</text:p>
          </table:table-cell>
          <table:table-cell office:value-type="float" office:value="11.48" calcext:value-type="float">
            <text:p>11.48</text:p>
          </table:table-cell>
          <table:table-cell office:value-type="float" office:value="7.75" calcext:value-type="float">
            <text:p>7.75</text:p>
          </table:table-cell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  <table:table-cell table:number-columns-repeated="1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table:number-columns-repeated="1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1" office:value-type="string" calcext:value-type="string">
            <text:p>CPU time with different padding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7.907" calcext:value-type="float">
            <text:p>17.907</text:p>
          </table:table-cell>
          <table:table-cell office:value-type="float" office:value="18.19" calcext:value-type="float">
            <text:p>18.19</text:p>
          </table:table-cell>
          <table:table-cell office:value-type="float" office:value="17.83" calcext:value-type="float">
            <text:p>17.83</text:p>
          </table:table-cell>
          <table:table-cell office:value-type="float" office:value="19.49" calcext:value-type="float">
            <text:p>19.49</text:p>
          </table:table-cell>
          <table:table-cell office:value-type="float" office:value="14.503" calcext:value-type="float">
            <text:p>14.503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415" calcext:value-type="float">
            <text:p>12.415</text:p>
          </table:table-cell>
          <table:table-cell office:value-type="float" office:value="12.43" calcext:value-type="float">
            <text:p>12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772" calcext:value-type="float">
            <text:p>3.772</text:p>
          </table:table-cell>
          <table:table-cell office:value-type="float" office:value="3.855" calcext:value-type="float">
            <text:p>3.855</text:p>
          </table:table-cell>
          <table:table-cell office:value-type="float" office:value="3.87" calcext:value-type="float">
            <text:p>3.87</text:p>
          </table:table-cell>
          <table:table-cell office:value-type="float" office:value="3.938" calcext:value-type="float">
            <text:p>3.938</text:p>
          </table:table-cell>
          <table:table-cell office:value-type="float" office:value="3.863" calcext:value-type="float">
            <text:p>3.863</text:p>
          </table:table-cell>
          <table:table-cell office:value-type="float" office:value="3.982" calcext:value-type="float">
            <text:p>3.982</text:p>
          </table:table-cell>
          <table:table-cell office:value-type="float" office:value="4.16" calcext:value-type="float">
            <text:p>4.16</text:p>
          </table:table-cell>
          <table:table-cell office:value-type="float" office:value="4.257" calcext:value-type="float">
            <text:p>4.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6.89" calcext:value-type="float">
            <text:p>16.89</text:p>
          </table:table-cell>
          <table:table-cell office:value-type="float" office:value="17.255" calcext:value-type="float">
            <text:p>17.255</text:p>
          </table:table-cell>
          <table:table-cell office:value-type="float" office:value="17.015" calcext:value-type="float">
            <text:p>17.015</text:p>
          </table:table-cell>
          <table:table-cell office:value-type="float" office:value="17.065" calcext:value-type="float">
            <text:p>17.06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87" calcext:value-type="float">
            <text:p>16.87</text:p>
          </table:table-cell>
          <table:table-cell office:value-type="float" office:value="17.68" calcext:value-type="float">
            <text:p>17.68</text:p>
          </table:table-cell>
          <table:table-cell office:value-type="float" office:value="16.84" calcext:value-type="float">
            <text:p>16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9.175" calcext:value-type="float">
            <text:p>9.175</text:p>
          </table:table-cell>
          <table:table-cell office:value-type="float" office:value="9.223" calcext:value-type="float">
            <text:p>9.223</text:p>
          </table:table-cell>
          <table:table-cell office:value-type="float" office:value="9.247" calcext:value-type="float">
            <text:p>9.247</text:p>
          </table:table-cell>
          <table:table-cell office:value-type="float" office:value="9.29" calcext:value-type="float">
            <text:p>9.29</text:p>
          </table:table-cell>
          <table:table-cell office:value-type="float" office:value="9.165" calcext:value-type="float">
            <text:p>9.165</text:p>
          </table:table-cell>
          <table:table-cell office:value-type="float" office:value="8.425" calcext:value-type="float">
            <text:p>8.425</text:p>
          </table:table-cell>
          <table:table-cell office:value-type="float" office:value="8.075" calcext:value-type="float">
            <text:p>8.075</text:p>
          </table:table-cell>
          <table:table-cell office:value-type="float" office:value="7.975" calcext:value-type="float">
            <text:p>7.975</text:p>
          </table:table-cell>
          <table:table-cell table:number-columns-repeated="9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table:number-columns-repeated="13"/>
        </table:table-row>
      </table:table>
      <table:table table:name="Clock times" table:style-name="ta1">
        <table:shapes>
          <draw:frame draw:z-index="0" draw:style-name="gr1" draw:text-style-name="P1" svg:width="18cm" svg:height="5cm" svg:x="13.206cm" svg:y="7.776cm">
            <draw:object draw:notify-on-update-of-ranges="'Clock times'.A17:'Clock times'.A19 'Clock times'.B16:'Clock times'.B16 'Clock times'.B17:'Clock times'.B19 'Clock times'.C16:'Clock times'.C16 'Clock times'.C17:'Clock times'.C19 'Clock times'.D16:'Clock times'.D16 'Clock times'.D17:'Clock times'.D19 'Clock times'.E16:'Clock times'.E16 'Clock times'.E17:'Clock times'.E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cm" svg:height="5cm" svg:x="13.123cm" svg:y="13.247cm">
            <draw:object draw:notify-on-update-of-ranges="'Clock times'.A30:'Clock times'.A32 'Clock times'.B29:'Clock times'.B29 'Clock times'.B30:'Clock times'.B32 'Clock times'.C29:'Clock times'.C29 'Clock times'.C30:'Clock times'.C32 'Clock times'.D29:'Clock times'.D29 'Clock times'.D30:'Clock times'.D32 'Clock times'.E29:'Clock times'.E29 'Clock times'.E30:'Clock times'.E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8cm" svg:height="5cm" svg:x="14.198cm" svg:y="21.42cm">
            <draw:object draw:notify-on-update-of-ranges="'Clock times'.A52:'Clock times'.A54 'Clock times'.B51:'Clock times'.B51 'Clock times'.B52:'Clock times'.B54 'Clock times'.C51:'Clock times'.C51 'Clock times'.C52:'Clock times'.C54 'Clock times'.D51:'Clock times'.D51 'Clock times'.D52:'Clock times'.D54 'Clock times'.E51:'Clock times'.E51 'Clock times'.E52:'Clock times'.E5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8cm" svg:height="5cm" svg:x="13.317cm" svg:y="31.195cm">
            <draw:object draw:notify-on-update-of-ranges="'Clock times'.A70:'Clock times'.A72 'Clock times'.B69:'Clock times'.B69 'Clock times'.B70:'Clock times'.B72 'Clock times'.C69:'Clock times'.C69 'Clock times'.C70:'Clock times'.C72 'Clock times'.D69:'Clock times'.D69 'Clock times'.D70:'Clock times'.D72 'Clock times'.E69:'Clock times'.E69 'Clock times'.E70:'Clock times'.E7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8cm" svg:height="5cm" svg:x="14.197cm" svg:y="2.278cm">
            <draw:object draw:notify-on-update-of-ranges="'Clock times'.B1:'Clock times'.M1 'Clock times'.A2:'Clock times'.A2 'Clock times'.B2:'Clock times'.M2 'Clock times'.A3:'Clock times'.A3 'Clock times'.B3:'Clock times'.M3 'Clock times'.A4:'Clock times'.A4 'Clock times'.B4:'Clock times'.M4 'Clock times'.A5:'Clock times'.A5 'Clock times'.B5:'Clock times'.M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8cm" svg:height="5cm" svg:x="15.712cm" svg:y="40.626cm">
            <draw:object draw:notify-on-update-of-ranges="'Clock times'.A92:'Clock times'.A92 'Clock times'.A93:'Clock times'.A96 'Clock times'.B92:'Clock times'.B92 'Clock times'.B93:'Clock times'.B96 'Clock times'.C92:'Clock times'.C92 'Clock times'.C93:'Clock times'.C96 'Clock times'.D92:'Clock times'.D92 'Clock times'.D93:'Clock times'.D96 'Clock times'.E92:'Clock times'.E92 'Clock times'.E93:'Clock times'.E9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4 threads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AS_yield</text:p>
          </table:table-cell>
          <table:table-cell office:value-type="string" calcext:value-type="string">
            <text:p>TAS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TCAS_yield</text:p>
          </table:table-cell>
          <table:table-cell office:value-type="string" calcext:value-type="string">
            <text:p>TCAS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673" calcext:value-type="float">
            <text:p>3.673</text:p>
          </table:table-cell>
          <table:table-cell office:value-type="float" office:value="3.072" calcext:value-type="float">
            <text:p>3.072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2.81" calcext:value-type="float">
            <text:p>2.81</text:p>
          </table:table-cell>
          <table:table-cell office:value-type="float" office:value="2.333" calcext:value-type="float">
            <text:p>2.333</text:p>
          </table:table-cell>
          <table:table-cell office:value-type="float" office:value="0.59" calcext:value-type="float">
            <text:p>0.59</text:p>
          </table:table-cell>
          <table:table-cell office:value-type="float" office:value="0.33" calcext:value-type="float">
            <text:p>0.33</text:p>
          </table:table-cell>
          <table:table-cell office:value-type="float" office:value="4.272" calcext:value-type="float">
            <text:p>4.272</text:p>
          </table:table-cell>
          <table:table-cell office:value-type="float" office:value="3.11" calcext:value-type="float">
            <text:p>3.11</text:p>
          </table:table-cell>
          <table:table-cell office:value-type="float" office:value="0.682" calcext:value-type="float">
            <text:p>0.682</text:p>
          </table:table-cell>
          <table:table-cell office:value-type="float" office:value="0.355" calcext:value-type="float">
            <text:p>0.355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435" calcext:value-type="float">
            <text:p>1.435</text:p>
          </table:table-cell>
          <table:table-cell office:value-type="float" office:value="0.698" calcext:value-type="float">
            <text:p>0.698</text:p>
          </table:table-cell>
          <table:table-cell office:value-type="float" office:value="0.253" calcext:value-type="float">
            <text:p>0.253</text:p>
          </table:table-cell>
          <table:table-cell office:value-type="float" office:value="0.315" calcext:value-type="float">
            <text:p>0.315</text:p>
          </table:table-cell>
          <table:table-cell office:value-type="float" office:value="1.512" calcext:value-type="float">
            <text:p>1.512</text:p>
          </table:table-cell>
          <table:table-cell office:value-type="float" office:value="0.96" calcext:value-type="float">
            <text:p>0.96</text:p>
          </table:table-cell>
          <table:table-cell office:value-type="float" office:value="0.273" calcext:value-type="float">
            <text:p>0.273</text:p>
          </table:table-cell>
          <table:table-cell office:value-type="float" office:value="0.338" calcext:value-type="float">
            <text:p>0.338</text:p>
          </table:table-cell>
          <table:table-cell office:value-type="float" office:value="4.35" calcext:value-type="float">
            <text:p>4.35</text:p>
          </table:table-cell>
          <table:table-cell office:value-type="float" office:value="0.938" calcext:value-type="float">
            <text:p>0.938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8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office:value-type="float" office:value="3.275" calcext:value-type="float">
            <text:p>3.275</text:p>
          </table:table-cell>
          <table:table-cell office:value-type="float" office:value="3.072" calcext:value-type="float">
            <text:p>3.072</text:p>
          </table:table-cell>
          <table:table-cell office:value-type="float" office:value="3.107" calcext:value-type="float">
            <text:p>3.107</text:p>
          </table:table-cell>
          <table:table-cell office:value-type="float" office:value="2.917" calcext:value-type="float">
            <text:p>2.9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16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.087" calcext:value-type="float">
            <text:p>3.087</text:p>
          </table:table-cell>
          <table:table-cell office:value-type="float" office:value="2.848" calcext:value-type="float">
            <text:p>2.848</text:p>
          </table:table-cell>
          <table:table-cell office:value-type="float" office:value="3.02" calcext:value-type="float">
            <text:p>3.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table:number-columns-repeated="13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style-name="ce1" office:value-type="string" calcext:value-type="string">
            <text:p>RW 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rw_lock </text:p>
          </table:table-cell>
          <table:table-cell office:value-type="string" calcext:value-type="string">
            <text:p>ticket_rw_lock 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eal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.195" calcext:value-type="float">
            <text:p>3.19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PU</text:p>
          </table:table-cell>
          <table:table-cell/>
          <table:table-cell office:value-type="float" office:value="34.727" calcext:value-type="float">
            <text:p>34.727</text:p>
          </table:table-cell>
          <table:table-cell office:value-type="float" office:value="50.64" calcext:value-type="float">
            <text:p>50.6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18:40:49.885268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22T03:12:16.950567374</dc:date>
    <dc:creator>Ricardo Galli</dc:creator>
    <meta:editing-duration>P1DT11H16M20S</meta:editing-duration>
    <meta:editing-cycles>51</meta:editing-cycles>
    <meta:generator>LibreOffice/4.3.3.2$Linux_X86_64 LibreOffice_project/430m0$Build-2</meta:generator>
    <meta:document-statistic meta:table-count="2" meta:cell-count="55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PU times'.A85:'CPU times'.E89" chart:data-source-has-labels="both" svg:x="0.36cm" svg:y="0.1cm" svg:width="15.282cm" svg:height="4.801cm">
          <chartooo:coordinate-region svg:x="0.981cm" svg:y="0.299cm" svg:width="14.661cm" svg:height="3.955cm"/>
          <chart:axis chart:dimension="x" chart:name="primary-x" chart:style-name="ch4" chartooo:axis-type="auto">
            <chartooo:date-scale/>
            <chart:categories table:cell-range-address="'CPU times'.A86:'CPU times'.A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86:'CPU times'.B89" chart:label-cell-address="'CPU times'.B85:'CPU times'.B85" chart:class="chart:bar">
            <chart:data-point chart:repeated="4"/>
          </chart:series>
          <chart:series chart:style-name="ch8" chart:values-cell-range-address="'CPU times'.C86:'CPU times'.C89" chart:label-cell-address="'CPU times'.C85:'CPU times'.C85" chart:class="chart:bar">
            <chart:data-point chart:repeated="4"/>
          </chart:series>
          <chart:series chart:style-name="ch9" chart:values-cell-range-address="'CPU times'.D86:'CPU times'.D89" chart:label-cell-address="'CPU times'.D85:'CPU times'.D85" chart:class="chart:bar">
            <chart:data-point chart:repeated="4"/>
          </chart:series>
          <chart:series chart:style-name="ch10" chart:values-cell-range-address="'CPU times'.E86:'CPU times'.E89" chart:label-cell-address="'CPU times'.E85:'CPU times'.E8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PU times'.B85:'CPU times'.B85</svg:desc>
                </draw:g>
              </table:table-cell>
              <table:table-cell office:value-type="string">
                <text:p>ALOCK</text:p>
                <draw:g>
                  <svg:desc>'CPU times'.C85:'CPU times'.C85</svg:desc>
                </draw:g>
              </table:table-cell>
              <table:table-cell office:value-type="string">
                <text:p>MCS</text:p>
                <draw:g>
                  <svg:desc>'CPU times'.D85:'CPU times'.D85</svg:desc>
                </draw:g>
              </table:table-cell>
              <table:table-cell office:value-type="string">
                <text:p>CLH</text:p>
                <draw:g>
                  <svg:desc>'CPU times'.E85:'CPU times'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86:'CPU times'.A89</svg:desc>
                </draw:g>
              </table:table-cell>
              <table:table-cell office:value-type="float" office:value="14.12">
                <text:p>14.12</text:p>
                <draw:g>
                  <svg:desc>'CPU times'.B86:'CPU times'.B89</svg:desc>
                </draw:g>
              </table:table-cell>
              <table:table-cell office:value-type="float" office:value="10.005">
                <text:p>10.005</text:p>
                <draw:g>
                  <svg:desc>'CPU times'.C86:'CPU times'.C89</svg:desc>
                </draw:g>
              </table:table-cell>
              <table:table-cell office:value-type="float" office:value="7.775">
                <text:p>7.775</text:p>
                <draw:g>
                  <svg:desc>'CPU times'.D86:'CPU times'.D89</svg:desc>
                </draw:g>
              </table:table-cell>
              <table:table-cell office:value-type="float" office:value="9.46">
                <text:p>9.46</text:p>
                <draw:g>
                  <svg:desc>'CPU times'.E86:'CPU times'.E89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3.938">
                <text:p>3.938</text:p>
              </table:table-cell>
              <table:table-cell office:value-type="float" office:value="3.522">
                <text:p>3.522</text:p>
              </table:table-cell>
              <table:table-cell office:value-type="float" office:value="3.535">
                <text:p>3.535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11.273">
                <text:p>11.273</text:p>
              </table:table-cell>
              <table:table-cell office:value-type="float" office:value="14.018">
                <text:p>14.018</text:p>
              </table:table-cell>
              <table:table-cell office:value-type="float" office:value="10.705">
                <text:p>10.705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7.248">
                <text:p>7.248</text:p>
              </table:table-cell>
              <table:table-cell office:value-type="float" office:value="6.095">
                <text:p>6.095</text:p>
              </table:table-cell>
              <table:table-cell office:value-type="float" office:value="5.673">
                <text:p>5.673</text:p>
              </table:table-cell>
              <table:table-cell office:value-type="float" office:value="6.01">
                <text:p>6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51:'Clock times'.E54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lock times'.A52:'Clock times'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52:'Clock times'.B54" chart:label-cell-address="'Clock times'.B51:'Clock times'.B51" chart:class="chart:bar">
            <chart:data-point chart:repeated="3"/>
          </chart:series>
          <chart:series chart:style-name="ch8" chart:values-cell-range-address="'Clock times'.C52:'Clock times'.C54" chart:label-cell-address="'Clock times'.C51:'Clock times'.C51" chart:class="chart:bar">
            <chart:data-point chart:repeated="3"/>
          </chart:series>
          <chart:series chart:style-name="ch9" chart:values-cell-range-address="'Clock times'.D52:'Clock times'.D54" chart:label-cell-address="'Clock times'.D51:'Clock times'.D51" chart:class="chart:bar">
            <chart:data-point chart:repeated="3"/>
          </chart:series>
          <chart:series chart:style-name="ch10" chart:values-cell-range-address="'Clock times'.E52:'Clock times'.E54" chart:label-cell-address="'Clock times'.E51:'Clock times'.E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51:'Clock times'.B51</svg:desc>
                </draw:g>
              </table:table-cell>
              <table:table-cell office:value-type="string">
                <text:p>test</text:p>
                <draw:g>
                  <svg:desc>'Clock times'.C51:'Clock times'.C51</svg:desc>
                </draw:g>
              </table:table-cell>
              <table:table-cell office:value-type="string">
                <text:p>yield</text:p>
                <draw:g>
                  <svg:desc>'Clock times'.D51:'Clock times'.D51</svg:desc>
                </draw:g>
              </table:table-cell>
              <table:table-cell office:value-type="string">
                <text:p>backoff</text:p>
                <draw:g>
                  <svg:desc>'Clock times'.E51:'Clock times'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52:'Clock times'.A54</svg:desc>
                </draw:g>
              </table:table-cell>
              <table:table-cell office:value-type="float" office:value="5.125">
                <text:p>5.125</text:p>
                <draw:g>
                  <svg:desc>'Clock times'.B52:'Clock times'.B54</svg:desc>
                </draw:g>
              </table:table-cell>
              <table:table-cell office:value-type="float" office:value="2.52">
                <text:p>2.52</text:p>
                <draw:g>
                  <svg:desc>'Clock times'.C52:'Clock times'.C54</svg:desc>
                </draw:g>
              </table:table-cell>
              <table:table-cell office:value-type="float" office:value="0.922">
                <text:p>0.922</text:p>
                <draw:g>
                  <svg:desc>'Clock times'.D52:'Clock times'.D54</svg:desc>
                </draw:g>
              </table:table-cell>
              <table:table-cell office:value-type="float" office:value="0.23">
                <text:p>0.23</text:p>
                <draw:g>
                  <svg:desc>'Clock times'.E52:'Clock times'.E5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935">
                <text:p>5.935</text:p>
              </table:table-cell>
              <table:table-cell office:value-type="float" office:value="2.513">
                <text:p>2.513</text:p>
              </table:table-cell>
              <table:table-cell office:value-type="float" office:value="1.43">
                <text:p>1.4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937">
                <text:p>7.937</text:p>
              </table:table-cell>
              <table:table-cell office:value-type="float" office:value="2.692">
                <text:p>2.692</text:p>
              </table:table-cell>
              <table:table-cell office:value-type="float" office:value="1.448">
                <text:p>1.44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69:'Clock times'.E72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lock times'.A70:'Clock times'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70:'Clock times'.B72" chart:label-cell-address="'Clock times'.B69:'Clock times'.B69" chart:class="chart:bar">
            <chart:data-point chart:repeated="3"/>
          </chart:series>
          <chart:series chart:style-name="ch8" chart:values-cell-range-address="'Clock times'.C70:'Clock times'.C72" chart:label-cell-address="'Clock times'.C69:'Clock times'.C69" chart:class="chart:bar">
            <chart:data-point chart:repeated="3"/>
          </chart:series>
          <chart:series chart:style-name="ch9" chart:values-cell-range-address="'Clock times'.D70:'Clock times'.D72" chart:label-cell-address="'Clock times'.D69:'Clock times'.D69" chart:class="chart:bar">
            <chart:data-point chart:repeated="3"/>
          </chart:series>
          <chart:series chart:style-name="ch10" chart:values-cell-range-address="'Clock times'.E70:'Clock times'.E72" chart:label-cell-address="'Clock times'.E69:'Clock times'.E6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69:'Clock times'.B69</svg:desc>
                </draw:g>
              </table:table-cell>
              <table:table-cell office:value-type="string">
                <text:p>test</text:p>
                <draw:g>
                  <svg:desc>'Clock times'.C69:'Clock times'.C69</svg:desc>
                </draw:g>
              </table:table-cell>
              <table:table-cell office:value-type="string">
                <text:p>yield</text:p>
                <draw:g>
                  <svg:desc>'Clock times'.D69:'Clock times'.D69</svg:desc>
                </draw:g>
              </table:table-cell>
              <table:table-cell office:value-type="string">
                <text:p>backoff</text:p>
                <draw:g>
                  <svg:desc>'Clock times'.E69:'Clock times'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70:'Clock times'.A72</svg:desc>
                </draw:g>
              </table:table-cell>
              <table:table-cell office:value-type="float" office:value="5.12">
                <text:p>5.12</text:p>
                <draw:g>
                  <svg:desc>'Clock times'.B70:'Clock times'.B72</svg:desc>
                </draw:g>
              </table:table-cell>
              <table:table-cell office:value-type="float" office:value="2.585">
                <text:p>2.585</text:p>
                <draw:g>
                  <svg:desc>'Clock times'.C70:'Clock times'.C72</svg:desc>
                </draw:g>
              </table:table-cell>
              <table:table-cell office:value-type="float" office:value="1.302">
                <text:p>1.302</text:p>
                <draw:g>
                  <svg:desc>'Clock times'.D70:'Clock times'.D72</svg:desc>
                </draw:g>
              </table:table-cell>
              <table:table-cell office:value-type="float" office:value="0.23">
                <text:p>0.23</text:p>
                <draw:g>
                  <svg:desc>'Clock times'.E70:'Clock times'.E7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845">
                <text:p>5.845</text:p>
              </table:table-cell>
              <table:table-cell office:value-type="float" office:value="2.575">
                <text:p>2.575</text:p>
              </table:table-cell>
              <table:table-cell office:value-type="float" office:value="1.327">
                <text:p>1.327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598">
                <text:p>7.598</text:p>
              </table:table-cell>
              <table:table-cell office:value-type="float" office:value="2.683">
                <text:p>2.683</text:p>
              </table:table-cell>
              <table:table-cell office:value-type="float" office:value="1.488">
                <text:p>1.488</text:p>
              </table:table-cell>
              <table:table-cell office:value-type="float" office:value="0.247">
                <text:p>0.2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lock times'.A1:'Clock times'.M5" chart:data-source-has-labels="both" svg:x="0.36cm" svg:y="0.1cm" svg:width="14.171cm" svg:height="4.801cm">
          <chartooo:coordinate-region svg:x="0.796cm" svg:y="0.299cm" svg:width="13.145cm" svg:height="3.557cm"/>
          <chart:axis chart:dimension="x" chart:name="primary-x" chart:style-name="ch4" chartooo:axis-type="auto">
            <chartooo:date-scale/>
            <chart:categories table:cell-range-address="'Clock times'.B1:'Clock times'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2:'Clock times'.M2" chart:label-cell-address="'Clock times'.A2:'Clock times'.A2" chart:class="chart:bar">
            <chart:data-point chart:repeated="12"/>
          </chart:series>
          <chart:series chart:style-name="ch8" chart:values-cell-range-address="'Clock times'.B3:'Clock times'.M3" chart:label-cell-address="'Clock times'.A3:'Clock times'.A3" chart:class="chart:bar">
            <chart:data-point chart:repeated="12"/>
          </chart:series>
          <chart:series chart:style-name="ch9" chart:values-cell-range-address="'Clock times'.B4:'Clock times'.M4" chart:label-cell-address="'Clock times'.A4:'Clock times'.A4" chart:class="chart:bar">
            <chart:data-point chart:repeated="12"/>
          </chart:series>
          <chart:series chart:style-name="ch10" chart:values-cell-range-address="'Clock times'.B5:'Clock times'.M5" chart:label-cell-address="'Clock times'.A5:'Clock times'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</text:p>
                <draw:g>
                  <svg:desc>'Clock times'.B1:'Clock times'.M1</svg:desc>
                </draw:g>
              </table:table-cell>
              <table:table-cell office:value-type="string">
                <text:p>TTAS</text:p>
              </table:table-cell>
              <table:table-cell office:value-type="string">
                <text:p>TAS_yield</text:p>
              </table:table-cell>
              <table:table-cell office:value-type="string">
                <text:p>TAS_backoff</text:p>
              </table:table-cell>
              <table:table-cell office:value-type="string">
                <text:p>SWAP</text:p>
              </table:table-cell>
              <table:table-cell office:value-type="string">
                <text:p>TSWAP</text:p>
              </table:table-cell>
              <table:table-cell office:value-type="string">
                <text:p>swap_yield</text:p>
              </table:table-cell>
              <table:table-cell office:value-type="string">
                <text:p>swap_backoff</text:p>
              </table:table-cell>
              <table:table-cell office:value-type="string">
                <text:p>CAS</text:p>
              </table:table-cell>
              <table:table-cell office:value-type="string">
                <text:p>TCAS</text:p>
              </table:table-cell>
              <table:table-cell office:value-type="string">
                <text:p>TCAS_yield</text:p>
              </table:table-cell>
              <table:table-cell office:value-type="string">
                <text:p>TCAS_backoff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2:'Clock times'.A2</svg:desc>
                </draw:g>
              </table:table-cell>
              <table:table-cell office:value-type="float" office:value="3.673">
                <text:p>3.673</text:p>
                <draw:g>
                  <svg:desc>'Clock times'.B2:'Clock times'.M2</svg:desc>
                </draw:g>
              </table:table-cell>
              <table:table-cell office:value-type="float" office:value="3.072">
                <text:p>3.072</text:p>
              </table:table-cell>
              <table:table-cell office:value-type="float" office:value="0.58">
                <text:p>0.58</text:p>
              </table:table-cell>
              <table:table-cell office:value-type="float" office:value="0.3">
                <text:p>0.3</text:p>
              </table:table-cell>
              <table:table-cell office:value-type="float" office:value="2.81">
                <text:p>2.81</text:p>
              </table:table-cell>
              <table:table-cell office:value-type="float" office:value="2.333">
                <text:p>2.333</text:p>
              </table:table-cell>
              <table:table-cell office:value-type="float" office:value="0.59">
                <text:p>0.59</text:p>
              </table:table-cell>
              <table:table-cell office:value-type="float" office:value="0.33">
                <text:p>0.33</text:p>
              </table:table-cell>
              <table:table-cell office:value-type="float" office:value="4.272">
                <text:p>4.272</text:p>
              </table:table-cell>
              <table:table-cell office:value-type="float" office:value="3.11">
                <text:p>3.11</text:p>
              </table:table-cell>
              <table:table-cell office:value-type="float" office:value="0.682">
                <text:p>0.682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Intel i5 (4)</text:p>
                <draw:g>
                  <svg:desc>'Clock times'.A3:'Clock times'.A3</svg:desc>
                </draw:g>
              </table:table-cell>
              <table:table-cell office:value-type="float" office:value="1.435">
                <text:p>1.435</text:p>
                <draw:g>
                  <svg:desc>'Clock times'.B3:'Clock times'.M3</svg:desc>
                </draw:g>
              </table:table-cell>
              <table:table-cell office:value-type="float" office:value="0.698">
                <text:p>0.698</text:p>
              </table:table-cell>
              <table:table-cell office:value-type="float" office:value="0.253">
                <text:p>0.253</text:p>
              </table:table-cell>
              <table:table-cell office:value-type="float" office:value="0.315">
                <text:p>0.315</text:p>
              </table:table-cell>
              <table:table-cell office:value-type="float" office:value="1.512">
                <text:p>1.512</text:p>
              </table:table-cell>
              <table:table-cell office:value-type="float" office:value="0.96">
                <text:p>0.96</text:p>
              </table:table-cell>
              <table:table-cell office:value-type="float" office:value="0.273">
                <text:p>0.273</text:p>
              </table:table-cell>
              <table:table-cell office:value-type="float" office:value="0.338">
                <text:p>0.338</text:p>
              </table:table-cell>
              <table:table-cell office:value-type="float" office:value="4.35">
                <text:p>4.35</text:p>
              </table:table-cell>
              <table:table-cell office:value-type="float" office:value="0.938">
                <text:p>0.938</text:p>
              </table:table-cell>
              <table:table-cell office:value-type="float" office:value="0.268">
                <text:p>0.268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Intel Xeon (16)</text:p>
                <draw:g>
                  <svg:desc>'Clock times'.A4:'Clock times'.A4</svg:desc>
                </draw:g>
              </table:table-cell>
              <table:table-cell office:value-type="float" office:value="1.712">
                <text:p>1.712</text:p>
                <draw:g>
                  <svg:desc>'Clock times'.B4:'Clock times'.M4</svg:desc>
                </draw:g>
              </table:table-cell>
              <table:table-cell office:value-type="float" office:value="1.325">
                <text:p>1.325</text:p>
              </table:table-cell>
              <table:table-cell office:value-type="float" office:value="0.633">
                <text:p>0.633</text:p>
              </table:table-cell>
              <table:table-cell office:value-type="float" office:value="0.195">
                <text:p>0.195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Raspberry 2 (4)</text:p>
                <draw:g>
                  <svg:desc>'Clock times'.A5:'Clock times'.A5</svg:desc>
                </draw:g>
              </table:table-cell>
              <table:table-cell office:value-type="float" office:value="2.875">
                <text:p>2.875</text:p>
                <draw:g>
                  <svg:desc>'Clock times'.B5:'Clock times'.M5</svg:desc>
                </draw:g>
              </table:table-cell>
              <table:table-cell office:value-type="float" office:value="2.667">
                <text:p>2.667</text:p>
              </table:table-cell>
              <table:table-cell office:value-type="float" office:value="1.342">
                <text:p>1.342</text:p>
              </table:table-cell>
              <table:table-cell office:value-type="float" office:value="1.248">
                <text:p>1.248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lock times'.A92:'Clock times'.E96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'Clock times'.A93:'Clock times'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93:'Clock times'.B96" chart:label-cell-address="'Clock times'.B92:'Clock times'.B92" chart:class="chart:bar">
            <chart:data-point chart:repeated="4"/>
          </chart:series>
          <chart:series chart:style-name="ch8" chart:values-cell-range-address="'Clock times'.C93:'Clock times'.C96" chart:label-cell-address="'Clock times'.C92:'Clock times'.C92" chart:class="chart:bar">
            <chart:data-point chart:repeated="4"/>
          </chart:series>
          <chart:series chart:style-name="ch9" chart:values-cell-range-address="'Clock times'.D93:'Clock times'.D96" chart:label-cell-address="'Clock times'.D92:'Clock times'.D92" chart:class="chart:bar">
            <chart:data-point chart:repeated="4"/>
          </chart:series>
          <chart:series chart:style-name="ch10" chart:values-cell-range-address="'Clock times'.E93:'Clock times'.E96" chart:label-cell-address="'Clock times'.E92:'Clock times'.E9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lock times'.B92:'Clock times'.B92</svg:desc>
                </draw:g>
              </table:table-cell>
              <table:table-cell office:value-type="string">
                <text:p>ALOCK</text:p>
                <draw:g>
                  <svg:desc>'Clock times'.C92:'Clock times'.C92</svg:desc>
                </draw:g>
              </table:table-cell>
              <table:table-cell office:value-type="string">
                <text:p>MCS</text:p>
                <draw:g>
                  <svg:desc>'Clock times'.D92:'Clock times'.D92</svg:desc>
                </draw:g>
              </table:table-cell>
              <table:table-cell office:value-type="string">
                <text:p>CLH</text:p>
                <draw:g>
                  <svg:desc>'Clock times'.E92:'Clock times'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93:'Clock times'.A96</svg:desc>
                </draw:g>
              </table:table-cell>
              <table:table-cell office:value-type="float" office:value="3.532">
                <text:p>3.532</text:p>
                <draw:g>
                  <svg:desc>'Clock times'.B93:'Clock times'.B96</svg:desc>
                </draw:g>
              </table:table-cell>
              <table:table-cell office:value-type="float" office:value="2.503">
                <text:p>2.503</text:p>
                <draw:g>
                  <svg:desc>'Clock times'.C93:'Clock times'.C96</svg:desc>
                </draw:g>
              </table:table-cell>
              <table:table-cell office:value-type="float" office:value="1.945">
                <text:p>1.945</text:p>
                <draw:g>
                  <svg:desc>'Clock times'.D93:'Clock times'.D96</svg:desc>
                </draw:g>
              </table:table-cell>
              <table:table-cell office:value-type="float" office:value="2.367">
                <text:p>2.367</text:p>
                <draw:g>
                  <svg:desc>'Clock times'.E93:'Clock times'.E96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1.01">
                <text:p>1.01</text:p>
              </table:table-cell>
              <table:table-cell office:value-type="float" office:value="0.905">
                <text:p>0.905</text:p>
              </table:table-cell>
              <table:table-cell office:value-type="float" office:value="0.91">
                <text:p>0.9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2.83">
                <text:p>2.83</text:p>
              </table:table-cell>
              <table:table-cell office:value-type="float" office:value="3.508">
                <text:p>3.508</text:p>
              </table:table-cell>
              <table:table-cell office:value-type="float" office:value="2.68">
                <text:p>2.68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1.818">
                <text:p>1.818</text:p>
              </table:table-cell>
              <table:table-cell office:value-type="float" office:value="1.525">
                <text:p>1.525</text:p>
              </table:table-cell>
              <table:table-cell office:value-type="float" office:value="1.42">
                <text:p>1.42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19:'CPU times'.E22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20:'CPU times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20:'CPU times'.B22" chart:label-cell-address="'CPU times'.B19:'CPU times'.B19" chart:class="chart:bar">
            <chart:data-point chart:repeated="3"/>
          </chart:series>
          <chart:series chart:style-name="ch8" chart:values-cell-range-address="'CPU times'.C20:'CPU times'.C22" chart:label-cell-address="'CPU times'.C19:'CPU times'.C19" chart:class="chart:bar">
            <chart:data-point chart:repeated="3"/>
          </chart:series>
          <chart:series chart:style-name="ch9" chart:values-cell-range-address="'CPU times'.D20:'CPU times'.D22" chart:label-cell-address="'CPU times'.D19:'CPU times'.D19" chart:class="chart:bar">
            <chart:data-point chart:repeated="3"/>
          </chart:series>
          <chart:series chart:style-name="ch10" chart:values-cell-range-address="'CPU times'.E20:'CPU times'.E22" chart:label-cell-address="'CPU times'.E19:'CPU times'.E1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19:'CPU times'.B19</svg:desc>
                </draw:g>
              </table:table-cell>
              <table:table-cell office:value-type="string">
                <text:p>test</text:p>
                <draw:g>
                  <svg:desc>'CPU times'.C19:'CPU times'.C19</svg:desc>
                </draw:g>
              </table:table-cell>
              <table:table-cell office:value-type="string">
                <text:p>yield</text:p>
                <draw:g>
                  <svg:desc>'CPU times'.D19:'CPU times'.D19</svg:desc>
                </draw:g>
              </table:table-cell>
              <table:table-cell office:value-type="string">
                <text:p>backoff</text:p>
                <draw:g>
                  <svg:desc>'CPU times'.E19:'CPU times'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20:'CPU times'.A22</svg:desc>
                </draw:g>
              </table:table-cell>
              <table:table-cell office:value-type="float" office:value="14.682">
                <text:p>14.682</text:p>
                <draw:g>
                  <svg:desc>'CPU times'.B20:'CPU times'.B22</svg:desc>
                </draw:g>
              </table:table-cell>
              <table:table-cell office:value-type="float" office:value="12.19">
                <text:p>12.19</text:p>
                <draw:g>
                  <svg:desc>'CPU times'.C20:'CPU times'.C22</svg:desc>
                </draw:g>
              </table:table-cell>
              <table:table-cell office:value-type="float" office:value="2.24">
                <text:p>2.24</text:p>
                <draw:g>
                  <svg:desc>'CPU times'.D20:'CPU times'.D22</svg:desc>
                </draw:g>
              </table:table-cell>
              <table:table-cell office:value-type="float" office:value="0.338">
                <text:p>0.338</text:p>
                <draw:g>
                  <svg:desc>'CPU times'.E20:'CPU times'.E2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42:'CPU times'.E45" chart:data-source-has-labels="both" svg:x="0.36cm" svg:y="0.1cm" svg:width="15.415cm" svg:height="4.801cm">
          <chartooo:coordinate-region svg:x="0.981cm" svg:y="0.3cm" svg:width="14.794cm" svg:height="3.954cm"/>
          <chart:axis chart:dimension="x" chart:name="primary-x" chart:style-name="ch4" chartooo:axis-type="auto">
            <chartooo:date-scale/>
            <chart:categories table:cell-range-address="'CPU times'.A43:'CPU times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43:'CPU times'.B45" chart:label-cell-address="'CPU times'.B42:'CPU times'.B42" chart:class="chart:bar">
            <chart:data-point chart:repeated="3"/>
          </chart:series>
          <chart:series chart:style-name="ch8" chart:values-cell-range-address="'CPU times'.C43:'CPU times'.C45" chart:label-cell-address="'CPU times'.C42:'CPU times'.C42" chart:class="chart:bar">
            <chart:data-point chart:repeated="3"/>
          </chart:series>
          <chart:series chart:style-name="ch9" chart:values-cell-range-address="'CPU times'.D43:'CPU times'.D45" chart:label-cell-address="'CPU times'.D42:'CPU times'.D42" chart:class="chart:bar">
            <chart:data-point chart:repeated="3"/>
          </chart:series>
          <chart:series chart:style-name="ch10" chart:values-cell-range-address="'CPU times'.E43:'CPU times'.E45" chart:label-cell-address="'CPU times'.E42:'CPU times'.E4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42:'CPU times'.B42</svg:desc>
                </draw:g>
              </table:table-cell>
              <table:table-cell office:value-type="string">
                <text:p>test</text:p>
                <draw:g>
                  <svg:desc>'CPU times'.C42:'CPU times'.C42</svg:desc>
                </draw:g>
              </table:table-cell>
              <table:table-cell office:value-type="string">
                <text:p>yield</text:p>
                <draw:g>
                  <svg:desc>'CPU times'.D42:'CPU times'.D42</svg:desc>
                </draw:g>
              </table:table-cell>
              <table:table-cell office:value-type="string">
                <text:p>backoff</text:p>
                <draw:g>
                  <svg:desc>'CPU times'.E42:'CPU times'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43:'CPU times'.A45</svg:desc>
                </draw:g>
              </table:table-cell>
              <table:table-cell office:value-type="float" office:value="11.45">
                <text:p>11.45</text:p>
                <draw:g>
                  <svg:desc>'CPU times'.B43:'CPU times'.B45</svg:desc>
                </draw:g>
              </table:table-cell>
              <table:table-cell office:value-type="float" office:value="10.65">
                <text:p>10.65</text:p>
                <draw:g>
                  <svg:desc>'CPU times'.C43:'CPU times'.C45</svg:desc>
                </draw:g>
              </table:table-cell>
              <table:table-cell office:value-type="float" office:value="4.933">
                <text:p>4.933</text:p>
                <draw:g>
                  <svg:desc>'CPU times'.D43:'CPU times'.D45</svg:desc>
                </draw:g>
              </table:table-cell>
              <table:table-cell office:value-type="float" office:value="1.883">
                <text:p>1.883</text:p>
                <draw:g>
                  <svg:desc>'CPU times'.E43:'CPU times'.E45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147">
                <text:p>11.147</text:p>
              </table:table-cell>
              <table:table-cell office:value-type="float" office:value="10.95">
                <text:p>10.95</text:p>
              </table:table-cell>
              <table:table-cell office:value-type="float" office:value="6.173">
                <text:p>6.173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853">
                <text:p>7.853</text:p>
              </table:table-cell>
              <table:table-cell office:value-type="float" office:value="6.095">
                <text:p>6.095</text:p>
              </table:table-cell>
              <table:table-cell office:value-type="float" office:value="5.912">
                <text:p>5.912</text:p>
              </table:table-cell>
              <table:table-cell office:value-type="float" office:value="2.393">
                <text:p>2.3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54:'CPU times'.E57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55:'CPU times'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55:'CPU times'.B57" chart:label-cell-address="'CPU times'.B54:'CPU times'.B54" chart:class="chart:bar">
            <chart:data-point chart:repeated="3"/>
          </chart:series>
          <chart:series chart:style-name="ch8" chart:values-cell-range-address="'CPU times'.C55:'CPU times'.C57" chart:label-cell-address="'CPU times'.C54:'CPU times'.C54" chart:class="chart:bar">
            <chart:data-point chart:repeated="3"/>
          </chart:series>
          <chart:series chart:style-name="ch9" chart:values-cell-range-address="'CPU times'.D55:'CPU times'.D57" chart:label-cell-address="'CPU times'.D54:'CPU times'.D54" chart:class="chart:bar">
            <chart:data-point chart:repeated="3"/>
          </chart:series>
          <chart:series chart:style-name="ch10" chart:values-cell-range-address="'CPU times'.E55:'CPU times'.E57" chart:label-cell-address="'CPU times'.E54:'CPU times'.E5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54:'CPU times'.B54</svg:desc>
                </draw:g>
              </table:table-cell>
              <table:table-cell office:value-type="string">
                <text:p>test</text:p>
                <draw:g>
                  <svg:desc>'CPU times'.C54:'CPU times'.C54</svg:desc>
                </draw:g>
              </table:table-cell>
              <table:table-cell office:value-type="string">
                <text:p>yield</text:p>
                <draw:g>
                  <svg:desc>'CPU times'.D54:'CPU times'.D54</svg:desc>
                </draw:g>
              </table:table-cell>
              <table:table-cell office:value-type="string">
                <text:p>backoff</text:p>
                <draw:g>
                  <svg:desc>'CPU times'.E54:'CPU times'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55:'CPU times'.A57</svg:desc>
                </draw:g>
              </table:table-cell>
              <table:table-cell office:value-type="float" office:value="6.268">
                <text:p>6.268</text:p>
                <draw:g>
                  <svg:desc>'CPU times'.B55:'CPU times'.B57</svg:desc>
                </draw:g>
              </table:table-cell>
              <table:table-cell office:value-type="float" office:value="4.975">
                <text:p>4.975</text:p>
                <draw:g>
                  <svg:desc>'CPU times'.C55:'CPU times'.C57</svg:desc>
                </draw:g>
              </table:table-cell>
              <table:table-cell office:value-type="float" office:value="2.252">
                <text:p>2.252</text:p>
                <draw:g>
                  <svg:desc>'CPU times'.D55:'CPU times'.D57</svg:desc>
                </draw:g>
              </table:table-cell>
              <table:table-cell office:value-type="float" office:value="0.237">
                <text:p>0.237</text:p>
                <draw:g>
                  <svg:desc>'CPU times'.E55:'CPU times'.E57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6.907">
                <text:p>6.907</text:p>
              </table:table-cell>
              <table:table-cell office:value-type="float" office:value="3.7">
                <text:p>3.7</text:p>
              </table:table-cell>
              <table:table-cell office:value-type="float" office:value="2.287">
                <text:p>2.28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628">
                <text:p>7.628</text:p>
              </table:table-cell>
              <table:table-cell office:value-type="float" office:value="6.435">
                <text:p>6.435</text:p>
              </table:table-cell>
              <table:table-cell office:value-type="float" office:value="2.542">
                <text:p>2.54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PU times'.A9:'CPU times'.H13" chart:data-source-has-labels="both" svg:x="0.36cm" svg:y="0.1cm" svg:width="14.171cm" svg:height="4.801cm">
          <chartooo:coordinate-region svg:x="0.981cm" svg:y="0.299cm" svg:width="13.55cm" svg:height="3.955cm"/>
          <chart:axis chart:dimension="x" chart:name="primary-x" chart:style-name="ch4" chartooo:axis-type="auto">
            <chartooo:date-scale/>
            <chart:categories table:cell-range-address="'CPU times'.B9:'CPU times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10:'CPU times'.H10" chart:label-cell-address="'CPU times'.A10:'CPU times'.A10" chart:class="chart:bar">
            <chart:data-point chart:repeated="7"/>
          </chart:series>
          <chart:series chart:style-name="ch8" chart:values-cell-range-address="'CPU times'.B11:'CPU times'.H11" chart:label-cell-address="'CPU times'.A11:'CPU times'.A11" chart:class="chart:bar">
            <chart:data-point chart:repeated="7"/>
          </chart:series>
          <chart:series chart:style-name="ch9" chart:values-cell-range-address="'CPU times'.B12:'CPU times'.H12" chart:label-cell-address="'CPU times'.A12:'CPU times'.A12" chart:class="chart:bar">
            <chart:data-point chart:repeated="7"/>
          </chart:series>
          <chart:series chart:style-name="ch10" chart:values-cell-range-address="'CPU times'.B13:'CPU times'.H13" chart:label-cell-address="'CPU times'.A13:'CPU times'.A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'CPU times'.B9:'CPU times'.H9</svg:desc>
                </draw:g>
              </table:table-cell>
              <table:table-cell office:value-type="string">
                <text:p>ultimate</text:p>
              </table:table-cell>
              <table:table-cell office:value-type="string">
                <text:p>swap</text:p>
              </table:table-cell>
              <table:table-cell office:value-type="string">
                <text:p>get&amp;add</text:p>
              </table:table-cell>
              <table:table-cell office:value-type="string">
                <text:p>TAS</text:p>
              </table:table-cell>
              <table:table-cell office:value-type="string">
                <text:p>get&amp;set</text:p>
              </table:table-cell>
              <table:table-cell office:value-type="string">
                <text:p>CAS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10:'CPU times'.A10</svg:desc>
                </draw:g>
              </table:table-cell>
              <table:table-cell office:value-type="float" office:value="0.068">
                <text:p>0.068</text:p>
                <draw:g>
                  <svg:desc>'CPU times'.B10:'CPU times'.H10</svg:desc>
                </draw:g>
              </table:table-cell>
              <table:table-cell office:value-type="float" office:value="2.112">
                <text:p>2.112</text:p>
              </table:table-cell>
              <table:table-cell office:value-type="float" office:value="11.012">
                <text:p>11.012</text:p>
              </table:table-cell>
              <table:table-cell office:value-type="float" office:value="8.855">
                <text:p>8.855</text:p>
              </table:table-cell>
              <table:table-cell office:value-type="float" office:value="15.888">
                <text:p>15.888</text:p>
              </table:table-cell>
              <table:table-cell office:value-type="float" office:value="15.315">
                <text:p>15.3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Intel i5 (4)</text:p>
                <draw:g>
                  <svg:desc>'CPU times'.A11:'CPU times'.A11</svg:desc>
                </draw:g>
              </table:table-cell>
              <table:table-cell office:value-type="float" office:value="0.122">
                <text:p>0.122</text:p>
                <draw:g>
                  <svg:desc>'CPU times'.B11:'CPU times'.H11</svg:desc>
                </draw:g>
              </table:table-cell>
              <table:table-cell office:value-type="float" office:value="0.913">
                <text:p>0.913</text:p>
              </table:table-cell>
              <table:table-cell office:value-type="float" office:value="4.628">
                <text:p>4.628</text:p>
              </table:table-cell>
              <table:table-cell office:value-type="float" office:value="3.973">
                <text:p>3.973</text:p>
              </table:table-cell>
              <table:table-cell office:value-type="float" office:value="5.09">
                <text:p>5.09</text:p>
              </table:table-cell>
              <table:table-cell office:value-type="float" office:value="5.15">
                <text:p>5.15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12:'CPU times'.A12</svg:desc>
                </draw:g>
              </table:table-cell>
              <table:table-cell office:value-type="float" office:value="0.065">
                <text:p>0.065</text:p>
                <draw:g>
                  <svg:desc>'CPU times'.B12:'CPU times'.H12</svg:desc>
                </draw:g>
              </table:table-cell>
              <table:table-cell office:value-type="float" office:value="1.113">
                <text:p>1.113</text:p>
              </table:table-cell>
              <table:table-cell office:value-type="float" office:value="7.878">
                <text:p>7.878</text:p>
              </table:table-cell>
              <table:table-cell office:value-type="float" office:value="10.887">
                <text:p>10.887</text:p>
              </table:table-cell>
              <table:table-cell office:value-type="float" office:value="6.535">
                <text:p>6.535</text:p>
              </table:table-cell>
              <table:table-cell office:value-type="float" office:value="6.343">
                <text:p>6.343</text:p>
              </table:table-cell>
              <table:table-cell office:value-type="float" office:value="7.718">
                <text:p>7.718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13:'CPU times'.A13</svg:desc>
                </draw:g>
              </table:table-cell>
              <table:table-cell office:value-type="float" office:value="0.353">
                <text:p>0.353</text:p>
                <draw:g>
                  <svg:desc>'CPU times'.B13:'CPU times'.H13</svg:desc>
                </draw:g>
              </table:table-cell>
              <table:table-cell office:value-type="float" office:value="3.853">
                <text:p>3.853</text:p>
              </table:table-cell>
              <table:table-cell office:value-type="float" office:value="11.223">
                <text:p>11.223</text:p>
              </table:table-cell>
              <table:table-cell office:value-type="float" office:value="7.178">
                <text:p>7.178</text:p>
              </table:table-cell>
              <table:table-cell office:value-type="float" office:value="11.368">
                <text:p>11.368</text:p>
              </table:table-cell>
              <table:table-cell office:value-type="float" office:value="11.48">
                <text:p>11.48</text:p>
              </table:table-cell>
              <table:table-cell office:value-type="float" office:value="7.75">
                <text:p>7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16:'Clock times'.E19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'Clock times'.A17:'Clock times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17:'Clock times'.B19" chart:label-cell-address="'Clock times'.B16:'Clock times'.B16" chart:class="chart:bar">
            <chart:data-point chart:repeated="3"/>
          </chart:series>
          <chart:series chart:style-name="ch8" chart:values-cell-range-address="'Clock times'.C17:'Clock times'.C19" chart:label-cell-address="'Clock times'.C16:'Clock times'.C16" chart:class="chart:bar">
            <chart:data-point chart:repeated="3"/>
          </chart:series>
          <chart:series chart:style-name="ch9" chart:values-cell-range-address="'Clock times'.D17:'Clock times'.D19" chart:label-cell-address="'Clock times'.D16:'Clock times'.D16" chart:class="chart:bar">
            <chart:data-point chart:repeated="3"/>
          </chart:series>
          <chart:series chart:style-name="ch10" chart:values-cell-range-address="'Clock times'.E17:'Clock times'.E19" chart:label-cell-address="'Clock times'.E16:'Clock times'.E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16:'Clock times'.B16</svg:desc>
                </draw:g>
              </table:table-cell>
              <table:table-cell office:value-type="string">
                <text:p>test</text:p>
                <draw:g>
                  <svg:desc>'Clock times'.C16:'Clock times'.C16</svg:desc>
                </draw:g>
              </table:table-cell>
              <table:table-cell office:value-type="string">
                <text:p>yield</text:p>
                <draw:g>
                  <svg:desc>'Clock times'.D16:'Clock times'.D16</svg:desc>
                </draw:g>
              </table:table-cell>
              <table:table-cell office:value-type="string">
                <text:p>backoff</text:p>
                <draw:g>
                  <svg:desc>'Clock times'.E16:'Clock time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17:'Clock times'.A19</svg:desc>
                </draw:g>
              </table:table-cell>
              <table:table-cell office:value-type="float" office:value="1.712">
                <text:p>1.712</text:p>
                <draw:g>
                  <svg:desc>'Clock times'.B17:'Clock times'.B19</svg:desc>
                </draw:g>
              </table:table-cell>
              <table:table-cell office:value-type="float" office:value="1.325">
                <text:p>1.325</text:p>
                <draw:g>
                  <svg:desc>'Clock times'.C17:'Clock times'.C19</svg:desc>
                </draw:g>
              </table:table-cell>
              <table:table-cell office:value-type="float" office:value="0.633">
                <text:p>0.633</text:p>
                <draw:g>
                  <svg:desc>'Clock times'.D17:'Clock times'.D19</svg:desc>
                </draw:g>
              </table:table-cell>
              <table:table-cell office:value-type="float" office:value="0.195">
                <text:p>0.195</text:p>
                <draw:g>
                  <svg:desc>'Clock times'.E17:'Clock times'.E19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line" chart:style-name="ch1">
        <chart:legend chart:legend-position="end" svg:x="14.302cm" svg:y="1.454cm" style:legend-expansion="high" chart:style-name="ch2"/>
        <chart:plot-area chart:style-name="ch3" table:cell-range-address="'CPU times'.A65:'CPU times'.I69" chart:data-source-has-labels="both" svg:x="0.36cm" svg:y="0.1cm" svg:width="13.582cm" svg:height="4.801cm">
          <chartooo:coordinate-region svg:x="0.981cm" svg:y="0.299cm" svg:width="12.681cm" svg:height="3.955cm"/>
          <chart:axis chart:dimension="x" chart:name="primary-x" chart:style-name="ch4" chartooo:axis-type="auto">
            <chartooo:date-scale/>
            <chart:categories table:cell-range-address="'CPU times'.B65:'CPU times'.I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U times'.B66:'CPU times'.I66" chart:label-cell-address="'CPU times'.A66:'CPU times'.A66" chart:class="chart:line">
            <chart:data-point chart:repeated="8"/>
          </chart:series>
          <chart:series chart:style-name="ch7" chart:values-cell-range-address="'CPU times'.B67:'CPU times'.I67" chart:label-cell-address="'CPU times'.A67:'CPU times'.A67" chart:class="chart:line">
            <chart:data-point chart:repeated="8"/>
          </chart:series>
          <chart:series chart:style-name="ch8" chart:values-cell-range-address="'CPU times'.B68:'CPU times'.I68" chart:label-cell-address="'CPU times'.A68:'CPU times'.A68" chart:class="chart:line">
            <chart:data-point chart:repeated="8"/>
          </chart:series>
          <chart:series chart:style-name="ch9" chart:values-cell-range-address="'CPU times'.B69:'CPU times'.I69" chart:label-cell-address="'CPU times'.A69:'CPU times'.A6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PU times'.B65:'CPU times'.I6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66:'CPU times'.A66</svg:desc>
                </draw:g>
              </table:table-cell>
              <table:table-cell office:value-type="float" office:value="17.907">
                <text:p>17.907</text:p>
                <draw:g>
                  <svg:desc>'CPU times'.B66:'CPU times'.I66</svg:desc>
                </draw:g>
              </table:table-cell>
              <table:table-cell office:value-type="float" office:value="18.19">
                <text:p>18.19</text:p>
              </table:table-cell>
              <table:table-cell office:value-type="float" office:value="17.83">
                <text:p>17.83</text:p>
              </table:table-cell>
              <table:table-cell office:value-type="float" office:value="19.49">
                <text:p>19.49</text:p>
              </table:table-cell>
              <table:table-cell office:value-type="float" office:value="14.503">
                <text:p>14.503</text:p>
              </table:table-cell>
              <table:table-cell office:value-type="float" office:value="13.348">
                <text:p>13.348</text:p>
              </table:table-cell>
              <table:table-cell office:value-type="float" office:value="12.415">
                <text:p>12.41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Intel i5 (4)</text:p>
                <draw:g>
                  <svg:desc>'CPU times'.A67:'CPU times'.A67</svg:desc>
                </draw:g>
              </table:table-cell>
              <table:table-cell office:value-type="float" office:value="3.772">
                <text:p>3.772</text:p>
                <draw:g>
                  <svg:desc>'CPU times'.B67:'CPU times'.I67</svg:desc>
                </draw:g>
              </table:table-cell>
              <table:table-cell office:value-type="float" office:value="3.855">
                <text:p>3.855</text:p>
              </table:table-cell>
              <table:table-cell office:value-type="float" office:value="3.87">
                <text:p>3.87</text:p>
              </table:table-cell>
              <table:table-cell office:value-type="float" office:value="3.938">
                <text:p>3.938</text:p>
              </table:table-cell>
              <table:table-cell office:value-type="float" office:value="3.863">
                <text:p>3.863</text:p>
              </table:table-cell>
              <table:table-cell office:value-type="float" office:value="3.982">
                <text:p>3.982</text:p>
              </table:table-cell>
              <table:table-cell office:value-type="float" office:value="4.16">
                <text:p>4.16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68:'CPU times'.A68</svg:desc>
                </draw:g>
              </table:table-cell>
              <table:table-cell office:value-type="float" office:value="16.89">
                <text:p>16.89</text:p>
                <draw:g>
                  <svg:desc>'CPU times'.B68:'CPU times'.I68</svg:desc>
                </draw:g>
              </table:table-cell>
              <table:table-cell office:value-type="float" office:value="17.255">
                <text:p>17.255</text:p>
              </table:table-cell>
              <table:table-cell office:value-type="float" office:value="17.015">
                <text:p>17.015</text:p>
              </table:table-cell>
              <table:table-cell office:value-type="float" office:value="17.065">
                <text:p>17.065</text:p>
              </table:table-cell>
              <table:table-cell office:value-type="float" office:value="17.25">
                <text:p>17.25</text:p>
              </table:table-cell>
              <table:table-cell office:value-type="float" office:value="16.87">
                <text:p>16.87</text:p>
              </table:table-cell>
              <table:table-cell office:value-type="float" office:value="17.68">
                <text:p>17.68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69:'CPU times'.A69</svg:desc>
                </draw:g>
              </table:table-cell>
              <table:table-cell office:value-type="float" office:value="9.175">
                <text:p>9.175</text:p>
                <draw:g>
                  <svg:desc>'CPU times'.B69:'CPU times'.I69</svg:desc>
                </draw:g>
              </table:table-cell>
              <table:table-cell office:value-type="float" office:value="9.223">
                <text:p>9.223</text:p>
              </table:table-cell>
              <table:table-cell office:value-type="float" office:value="9.247">
                <text:p>9.247</text:p>
              </table:table-cell>
              <table:table-cell office:value-type="float" office:value="9.29">
                <text:p>9.29</text:p>
              </table:table-cell>
              <table:table-cell office:value-type="float" office:value="9.165">
                <text:p>9.165</text:p>
              </table:table-cell>
              <table:table-cell office:value-type="float" office:value="8.425">
                <text:p>8.425</text:p>
              </table:table-cell>
              <table:table-cell office:value-type="float" office:value="8.075">
                <text:p>8.075</text:p>
              </table:table-cell>
              <table:table-cell office:value-type="float" office:value="7.975">
                <text:p>7.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'CPU times'.A29:'CPU times'.E33" chart:data-source-has-labels="both" svg:x="0.36cm" svg:y="0.1cm" svg:width="15.309cm" svg:height="4.801cm">
          <chartooo:coordinate-region svg:x="0.796cm" svg:y="0.299cm" svg:width="14.873cm" svg:height="3.955cm"/>
          <chart:axis chart:dimension="x" chart:name="primary-x" chart:style-name="ch4" chartooo:axis-type="auto">
            <chartooo:date-scale/>
            <chart:categories table:cell-range-address="'CPU times'.A31:'CPU times'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31:'CPU times'.B33" chart:label-cell-address="'CPU times'.B29:'CPU times'.B30" chart:class="chart:bar">
            <chart:data-point chart:repeated="3"/>
          </chart:series>
          <chart:series chart:style-name="ch8" chart:values-cell-range-address="'CPU times'.C31:'CPU times'.C33" chart:label-cell-address="'CPU times'.C29:'CPU times'.C30" chart:class="chart:bar">
            <chart:data-point chart:repeated="3"/>
          </chart:series>
          <chart:series chart:style-name="ch9" chart:values-cell-range-address="'CPU times'.D31:'CPU times'.D33" chart:label-cell-address="'CPU times'.D29:'CPU times'.D30" chart:class="chart:bar">
            <chart:data-point chart:repeated="3"/>
          </chart:series>
          <chart:series chart:style-name="ch10" chart:values-cell-range-address="'CPU times'.E31:'CPU times'.E33" chart:label-cell-address="'CPU times'.E29:'CPU times'.E3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'CPU times'.B29:'CPU times'.B30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'CPU times'.C29:'CPU times'.C30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'CPU times'.D29:'CPU times'.D30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'CPU times'.E29:'CPU times'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31:'CPU times'.A33</svg:desc>
                </draw:g>
              </table:table-cell>
              <table:table-cell office:value-type="float" office:value="3.169">
                <text:p>3.169</text:p>
                <draw:g>
                  <svg:desc>'CPU times'.B31:'CPU times'.B33</svg:desc>
                </draw:g>
              </table:table-cell>
              <table:table-cell office:value-type="float" office:value="3.052">
                <text:p>3.052</text:p>
                <draw:g>
                  <svg:desc>'CPU times'.C31:'CPU times'.C33</svg:desc>
                </draw:g>
              </table:table-cell>
              <table:table-cell office:value-type="float" office:value="0.577">
                <text:p>0.577</text:p>
                <draw:g>
                  <svg:desc>'CPU times'.D31:'CPU times'.D33</svg:desc>
                </draw:g>
              </table:table-cell>
              <table:table-cell office:value-type="float" office:value="0.298">
                <text:p>0.298</text:p>
                <draw:g>
                  <svg:desc>'CPU times'.E31:'CPU times'.E33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29:'Clock times'.E32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'Clock times'.A30:'Clock times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30:'Clock times'.B32" chart:label-cell-address="'Clock times'.B29:'Clock times'.B29" chart:class="chart:bar">
            <chart:data-point chart:repeated="3"/>
          </chart:series>
          <chart:series chart:style-name="ch8" chart:values-cell-range-address="'Clock times'.C30:'Clock times'.C32" chart:label-cell-address="'Clock times'.C29:'Clock times'.C29" chart:class="chart:bar">
            <chart:data-point chart:repeated="3"/>
          </chart:series>
          <chart:series chart:style-name="ch9" chart:values-cell-range-address="'Clock times'.D30:'Clock times'.D32" chart:label-cell-address="'Clock times'.D29:'Clock times'.D29" chart:class="chart:bar">
            <chart:data-point chart:repeated="3"/>
          </chart:series>
          <chart:series chart:style-name="ch10" chart:values-cell-range-address="'Clock times'.E30:'Clock times'.E32" chart:label-cell-address="'Clock times'.E29:'Clock times'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29:'Clock times'.B29</svg:desc>
                </draw:g>
              </table:table-cell>
              <table:table-cell office:value-type="string">
                <text:p>test</text:p>
                <draw:g>
                  <svg:desc>'Clock times'.C29:'Clock times'.C29</svg:desc>
                </draw:g>
              </table:table-cell>
              <table:table-cell office:value-type="string">
                <text:p>yield</text:p>
                <draw:g>
                  <svg:desc>'Clock times'.D29:'Clock times'.D29</svg:desc>
                </draw:g>
              </table:table-cell>
              <table:table-cell office:value-type="string">
                <text:p>backoff</text:p>
                <draw:g>
                  <svg:desc>'Clock times'.E29:'Clock times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30:'Clock times'.A32</svg:desc>
                </draw:g>
              </table:table-cell>
              <table:table-cell office:value-type="float" office:value="2.875">
                <text:p>2.875</text:p>
                <draw:g>
                  <svg:desc>'Clock times'.B30:'Clock times'.B32</svg:desc>
                </draw:g>
              </table:table-cell>
              <table:table-cell office:value-type="float" office:value="2.667">
                <text:p>2.667</text:p>
                <draw:g>
                  <svg:desc>'Clock times'.C30:'Clock times'.C32</svg:desc>
                </draw:g>
              </table:table-cell>
              <table:table-cell office:value-type="float" office:value="1.342">
                <text:p>1.342</text:p>
                <draw:g>
                  <svg:desc>'Clock times'.D30:'Clock times'.D32</svg:desc>
                </draw:g>
              </table:table-cell>
              <table:table-cell office:value-type="float" office:value="1.248">
                <text:p>1.248</text:p>
                <draw:g>
                  <svg:desc>'Clock times'.E30:'Clock times'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